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D0000007199B0FF30F2655BEA.png" manifest:media-type="image/png"/>
  <manifest:file-entry manifest:full-path="Pictures/10000000000002FD00000070F26F3A61A00C6F7B.png" manifest:media-type="image/png"/>
  <manifest:file-entry manifest:full-path="Pictures/1000000000000324000000710D47A3C2D39974B7.png" manifest:media-type="image/png"/>
  <manifest:file-entry manifest:full-path="Pictures/10000000000003230000006B1A8378F283270D38.png" manifest:media-type="image/png"/>
  <manifest:file-entry manifest:full-path="Pictures/1000000000000324000000730237A9403F72399B.png" manifest:media-type="image/png"/>
  <manifest:file-entry manifest:full-path="Pictures/10000000000003240000006A9CF24065A31F5D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2.544cm" fo:min-width="18.777cm" draw:shadow="visible" draw:shadow-offset-x="0cm" draw:shadow-offset-y="-0.071cm" draw:shadow-color="#00381f" draw:shadow-opacity="76%"/>
    </style:style>
    <style:style style:name="gr2" style:family="graphic" style:parent-style-name="standard">
      <style:graphic-properties draw:stroke="none" draw:fill-color="#00a65d" draw:textarea-horizontal-align="justify" draw:textarea-vertical-align="middle" draw:auto-grow-height="false" fo:min-height="0.539cm" fo:min-width="3.31cm" draw:shadow="visible" draw:shadow-offset-x="0cm" draw:shadow-offset-y="-0.071cm" draw:shadow-color="#00381f" draw:shadow-opacity="76%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66b3" draw:textarea-horizontal-align="justify" draw:textarea-vertical-align="middle" draw:auto-grow-height="false" fo:min-height="2.544cm" fo:min-width="18.777cm" draw:shadow="visible" draw:shadow-offset-x="0cm" draw:shadow-offset-y="-0.071cm" draw:shadow-color="#0d1f63" draw:shadow-opacity="76%"/>
    </style:style>
    <style:style style:name="gr5" style:family="graphic" style:parent-style-name="standard">
      <style:graphic-properties draw:stroke="none" draw:fill-color="#0066b3" draw:textarea-horizontal-align="justify" draw:textarea-vertical-align="middle" draw:auto-grow-height="false" fo:min-height="0.539cm" fo:min-width="3.31cm" draw:shadow="visible" draw:shadow-offset-x="0cm" draw:shadow-offset-y="-0.071cm" draw:shadow-color="#0d1f63" draw:shadow-opacity="76%"/>
    </style:style>
    <style:style style:name="gr6" style:family="graphic" style:parent-style-name="standard">
      <style:graphic-properties svg:stroke-color="#bc312e" draw:fill-color="#ef413d" draw:textarea-horizontal-align="justify" draw:textarea-vertical-align="middle" draw:auto-grow-height="false" fo:min-height="2.717cm" fo:min-width="18.777cm" draw:shadow="visible" draw:shadow-offset-x="0cm" draw:shadow-offset-y="-0.071cm" draw:shadow-color="#cf3834" draw:shadow-opacity="76%"/>
    </style:style>
    <style:style style:name="gr7" style:family="graphic" style:parent-style-name="standard">
      <style:graphic-properties draw:stroke="none" draw:fill-color="#ef413d" draw:textarea-horizontal-align="justify" draw:textarea-vertical-align="middle" draw:auto-grow-height="false" fo:min-height="0.539cm" fo:min-width="3.818cm" draw:shadow="visible" draw:shadow-offset-x="0cm" draw:shadow-offset-y="-0.071cm" draw:shadow-color="#cf3834" draw:shadow-opacity="76%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2.717cm" fo:min-width="18.777cm" draw:shadow="visible" draw:shadow-offset-x="0cm" draw:shadow-offset-y="-0.071cm" draw:shadow-color="#610506" draw:shadow-opacity="76%"/>
    </style:style>
    <style:style style:name="gr9" style:family="graphic" style:parent-style-name="standard">
      <style:graphic-properties draw:stroke="none" draw:fill-color="#ed1c24" draw:textarea-horizontal-align="justify" draw:textarea-vertical-align="middle" draw:auto-grow-height="false" fo:min-height="0.539cm" fo:min-width="4.934cm" draw:shadow="visible" draw:shadow-offset-x="0cm" draw:shadow-offset-y="-0.071cm" draw:shadow-color="#610506" draw:shadow-opacity="76%"/>
    </style:style>
    <style:style style:name="gr10" style:family="graphic" style:parent-style-name="standard">
      <style:graphic-properties svg:stroke-color="#5c2d91" draw:fill-color="#a3238e" draw:textarea-horizontal-align="justify" draw:textarea-vertical-align="middle" draw:auto-grow-height="false" fo:min-height="3.098cm" fo:min-width="20.301cm" draw:shadow="visible" draw:shadow-offset-x="0cm" draw:shadow-offset-y="-0.071cm" draw:shadow-color="#5c2d91" draw:shadow-opacity="76%"/>
    </style:style>
    <style:style style:name="gr11" style:family="graphic" style:parent-style-name="standard">
      <style:graphic-properties draw:stroke="none" svg:stroke-color="#5c2d91" draw:fill-color="#a3238e" draw:textarea-horizontal-align="justify" draw:textarea-vertical-align="middle" draw:auto-grow-height="false" fo:min-height="0.539cm" fo:min-width="4.934cm" draw:shadow="visible" draw:shadow-offset-x="0cm" draw:shadow-offset-y="-0.071cm" draw:shadow-color="#5c2d91" draw:shadow-opacity="76%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0.545cm" fo:min-width="20.074cm" fo:padding-top="0.151cm" fo:padding-bottom="0.151cm" fo:padding-left="0.276cm" fo:padding-right="0.276cm" draw:shadow="visible" draw:shadow-offset-x="0cm" draw:shadow-offset-y="0cm"/>
    </style:style>
    <style:style style:name="gr13" style:family="graphic" style:parent-style-name="standard">
      <style:graphic-properties svg:stroke-color="#ba131a" draw:fill-color="#ed1c24" draw:textarea-horizontal-align="justify" draw:textarea-vertical-align="middle" draw:auto-grow-height="false" fo:min-height="0.004cm" fo:min-width="2.04cm" draw:shadow="visible" draw:shadow-offset-x="0.071cm" draw:shadow-offset-y="0.071cm" draw:shadow-color="#610506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width="0.053cm" svg:stroke-color="#21409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21409a" draw:fill-color="#0066b3" draw:textarea-horizontal-align="justify" draw:textarea-vertical-align="middle" draw:auto-grow-height="false" fo:min-height="0.004cm" fo:min-width="1.024cm" draw:shadow="visible" draw:shadow-offset-x="0.071cm" draw:shadow-offset-y="0.071cm" draw:shadow-color="#21409a"/>
    </style:style>
    <style:style style:name="gr18" style:family="graphic" style:parent-style-name="standard">
      <style:graphic-properties svg:stroke-color="#bc312e" draw:fill-color="#f58220" draw:textarea-horizontal-align="justify" draw:textarea-vertical-align="middle" draw:auto-grow-height="false" fo:min-height="2.544cm" fo:min-width="18.777cm" draw:shadow="visible" draw:shadow-offset-x="0cm" draw:shadow-offset-y="-0.071cm" draw:shadow-color="#cf3834" draw:shadow-opacity="76%"/>
    </style:style>
    <style:style style:name="gr19" style:family="graphic" style:parent-style-name="standard">
      <style:graphic-properties draw:stroke="none" draw:fill-color="#f58220" draw:textarea-horizontal-align="justify" draw:textarea-vertical-align="middle" draw:auto-grow-height="false" fo:min-height="0.539cm" fo:min-width="10.295cm" draw:shadow="visible" draw:shadow-offset-x="0cm" draw:shadow-offset-y="-0.071cm" draw:shadow-color="#cf3834" draw:shadow-opacity="76%"/>
    </style:style>
    <style:style style:name="gr20" style:family="graphic" style:parent-style-name="standard">
      <style:graphic-properties svg:stroke-color="#00a65d" draw:fill-color="#72bf44" draw:textarea-horizontal-align="justify" draw:textarea-vertical-align="middle" draw:auto-grow-height="false" fo:min-height="0.29cm" fo:min-width="0.04cm" draw:shadow="visible" draw:shadow-offset-x="0.071cm" draw:shadow-offset-y="0.071cm" draw:shadow-color="#00a65d" draw:shadow-opacity="93%"/>
    </style:style>
    <style:style style:name="gr21" style:family="graphic" style:parent-style-name="standard">
      <style:graphic-properties svg:stroke-width="0.053cm" svg:stroke-color="#00a65d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66b3"/>
      <style:paragraph-properties fo:text-align="center"/>
      <style:text-properties fo:color="#ffffff"/>
    </style:style>
    <style:style style:name="P5" style:family="paragraph">
      <loext:graphic-properties draw:fill-color="#ef413d"/>
      <style:paragraph-properties fo:text-align="center"/>
      <style:text-properties fo:color="#ffffff"/>
    </style:style>
    <style:style style:name="P6" style:family="paragraph">
      <loext:graphic-properties draw:fill-color="#ed1c24"/>
      <style:paragraph-properties fo:text-align="center"/>
      <style:text-properties fo:color="#ffffff"/>
    </style:style>
    <style:style style:name="P7" style:family="paragraph">
      <loext:graphic-properties draw:fill-color="#a3238e"/>
      <style:paragraph-properties fo:text-align="center"/>
      <style:text-properties fo:color="#ffffff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loext:graphic-properties draw:fill-color="#f58220"/>
      <style:paragraph-properties fo:text-align="center"/>
      <style:text-properties fo:color="#ffffff"/>
    </style:style>
    <style:style style:name="P11" style:family="paragraph">
      <loext:graphic-properties draw:fill-color="#72bf44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94070a"/>
    </style:style>
    <style:style style:name="T3" style:family="text">
      <style:text-properties fo:color="#ce181e"/>
    </style:style>
    <style:style style:name="T4" style:family="text">
      <style:text-properties fo:color="#40792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277cm" svg:height="2.794cm" svg:x="1.027cm" svg:y="2.143cm">
          <text:p text:style-name="P1"><text:span text:style-name="T1">y_tr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789cm" svg:x="1.027cm" svg:y="1.427cm">
          <text:p text:style-name="P1"><text:span text:style-name="T1">y_tru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8.999cm" svg:height="2.53cm" svg:x="1.178cm" svg:y="2.226cm">
          <draw:image xlink:href="Pictures/10000000000003230000006B1A8378F283270D38.png" xlink:type="simple" xlink:show="embed" xlink:actuate="onLoad">
            <text:p/>
          </draw:image>
        </draw:frame>
        <draw:custom-shape draw:style-name="gr4" draw:text-style-name="P4" draw:layer="layout" svg:width="19.277cm" svg:height="2.794cm" svg:x="1cm" svg:y="7.096cm">
          <text:p text:style-name="P1"><text:span text:style-name="T1">y_tru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0.789cm" svg:x="1cm" svg:y="6.38cm">
          <text:p text:style-name="P1"><text:span text:style-name="T1">y_pre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8.923cm" svg:height="2.511cm" svg:x="1.127cm" svg:y="7.223cm">
          <draw:image xlink:href="Pictures/10000000000003240000006A9CF24065A31F5D60.png" xlink:type="simple" xlink:show="embed" xlink:actuate="onLoad">
            <text:p/>
          </draw:image>
        </draw:frame>
        <draw:custom-shape draw:style-name="gr6" draw:text-style-name="P5" draw:layer="layout" svg:width="19.277cm" svg:height="2.967cm" svg:x="22.49cm" svg:y="17.591cm">
          <text:p text:style-name="P1"><text:span text:style-name="T1">y</text:span><text:span text:style-name="T1">_</text:span><text:span text:style-name="T1">t</text:span><text:span text:style-name="T1">r</text:span><text:span text:style-name="T1">u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4.318cm" svg:height="0.789cm" svg:x="22.49cm" svg:y="16.875cm">
          <text:p text:style-name="P1"><text:span text:style-name="T1">del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9.277cm" svg:height="2.967cm" svg:x="1cm" svg:y="13.273cm">
          <text:p text:style-name="P1"><text:span text:style-name="T1">y_tru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434cm" svg:height="0.789cm" svg:x="1cm" svg:y="12.557cm">
          <text:p text:style-name="P1"><text:span text:style-name="T1">| y_true - y_pred |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2" draw:id="id2" draw:layer="layout" svg:width="18.986cm" svg:height="2.632cm" svg:x="1.164cm" svg:y="13.446cm">
          <draw:image xlink:href="Pictures/1000000000000324000000710D47A3C2D39974B7.png" xlink:type="simple" xlink:show="embed" xlink:actuate="onLoad">
            <text:p/>
          </draw:image>
        </draw:frame>
        <draw:custom-shape draw:style-name="gr10" draw:text-style-name="P7" draw:layer="layout" svg:width="20.801cm" svg:height="3.348cm" svg:x="5.345cm" svg:y="22.544cm">
          <text:p text:style-name="P1"><text:span text:style-name="T1">y_tru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434cm" svg:height="0.789cm" svg:x="5.345cm" svg:y="21.828cm">
          <text:p text:style-name="P1"><text:span text:style-name="T1">add_n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5" draw:id="id5" draw:layer="layout" svg:width="20.24cm" svg:height="2.989cm" svg:x="5.652cm" svg:y="22.717cm">
          <draw:image xlink:href="Pictures/10000000000002FD0000007199B0FF30F2655BEA.png" xlink:type="simple" xlink:show="embed" xlink:actuate="onLoad">
            <text:p/>
          </draw:image>
        </draw:frame>
        <draw:custom-shape draw:style-name="gr12" draw:text-style-name="P3" xml:id="id1" draw:id="id1" draw:layer="layout" svg:width="20.574cm" svg:height="10.795cm" svg:x="0.238cm" svg:y="0.6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54cm" svg:height="0.254cm" svg:x="9.255cm" svg:y="5.826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8.62cm" svg:y1="4.937cm" svg:x2="8.62cm" svg:y2="6.969cm">
          <text:p/>
        </draw:line>
        <draw:connector draw:style-name="gr15" draw:text-style-name="P3" draw:layer="layout" draw:type="line" svg:x1="10.525cm" svg:y1="11.414cm" svg:x2="10.657cm" svg:y2="13.446cm" draw:start-shape="id1" draw:start-glue-point="2" draw:end-shape="id2" draw:end-glue-point="0" svg:d="M10525 11414l132 2032" svg:viewBox="0 0 133 2033">
          <text:p/>
        </draw:connector>
        <draw:connector draw:style-name="gr16" draw:text-style-name="P3" xml:id="id4" draw:id="id4" draw:layer="layout" draw:type="line" svg:x1="20.15cm" svg:y1="14.762cm" svg:x2="22.763cm" svg:y2="19.103cm" draw:start-shape="id2" draw:start-glue-point="1" draw:end-shape="id3" svg:d="M20150 14762l2613 4341" svg:viewBox="0 0 2614 4342">
          <text:p/>
        </draw:connector>
        <draw:custom-shape draw:style-name="gr17" draw:text-style-name="P9" draw:layer="layout" svg:width="1.524cm" svg:height="0.254cm" svg:x="21.284cm" svg:y="16.0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24cm" svg:height="0.254cm" draw:transform="rotate (1.5707963267949) translate (21.955cm 16.966cm)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21.456cm" svg:y1="16.932cm" svg:x2="15.772cm" svg:y2="22.717cm" draw:start-shape="id4" draw:start-glue-point="0" draw:end-shape="id5" svg:d="M21456 16932l-5684 5785" svg:viewBox="0 0 5685 5786">
          <text:p/>
        </draw:connector>
        <draw:custom-shape draw:style-name="gr18" draw:text-style-name="P10" draw:layer="layout" svg:width="19.277cm" svg:height="2.794cm" svg:x="22.59cm" svg:y="1.97cm">
          <text:p text:style-name="P1"><text:span text:style-name="T1">y_tr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0.795cm" svg:height="0.789cm" svg:x="22.59cm" svg:y="1.254cm">
          <text:p text:style-name="P1"><text:span text:style-name="T1">weighed_m</text:span><text:span text:style-name="T1">ap[</text:span><text:span text:style-name="T2">argmax</text:span><text:span text:style-name="T3">[</text:span><text:span text:style-name="T4">y_true</text:span><text:span text:style-name="T3">]</text:span><text:span text:style-name="T1">]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8" draw:id="id8" draw:layer="layout" svg:width="18.796cm" svg:height="2.652cm" svg:x="22.844cm" svg:y="2.031cm">
          <draw:image xlink:href="Pictures/1000000000000324000000730237A9403F72399B.png" xlink:type="simple" xlink:show="embed" xlink:actuate="onLoad">
            <text:p/>
          </draw:image>
        </draw:frame>
        <draw:custom-shape draw:style-name="gr20" draw:text-style-name="P11" draw:layer="layout" svg:width="0.762cm" svg:height="0.762cm" svg:x="30.972cm" svg:y="8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" draw:id="id3" draw:layer="layout" svg:width="18.674cm" svg:height="2.732cm" svg:x="22.763cm" svg:y="17.737cm">
          <draw:image xlink:href="Pictures/10000000000002FD00000070F26F3A61A00C6F7B.png" xlink:type="simple" xlink:show="embed" xlink:actuate="onLoad">
            <text:p/>
          </draw:image>
        </draw:frame>
        <draw:connector draw:style-name="gr15" draw:text-style-name="P3" draw:layer="layout" draw:type="line" svg:x1="32.242cm" svg:y1="14.762cm" svg:x2="26.808cm" svg:y2="17.269cm" draw:start-shape="id6" draw:start-glue-point="0" draw:end-shape="id7" svg:d="M32242 14762l-5434 2507" svg:viewBox="0 0 5435 2508">
          <text:p/>
        </draw:connector>
        <draw:custom-shape draw:style-name="gr17" draw:text-style-name="P9" draw:layer="layout" svg:width="1.524cm" svg:height="0.254cm" svg:x="21.32cm" svg:y="16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1.524cm" svg:height="0.254cm" draw:transform="rotate (1.5707963267949) translate (21.991cm 17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xml:id="id6" draw:id="id6" draw:layer="layout" svg:x1="32.242cm" svg:y1="4.683cm" svg:x2="20.15cm" svg:y2="14.762cm" draw:start-shape="id8" draw:start-glue-point="2" draw:end-shape="id2" draw:end-glue-point="1" svg:d="M32242 4683v10079h-12092" svg:viewBox="0 0 12093 10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20:07:19.448946163</meta:creation-date>
    <dc:date>2020-03-27T11:15:13.582174315</dc:date>
    <meta:editing-duration>PT5M39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